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dddddd" draw:opacity="75%" draw:textarea-horizontal-align="justify" draw:textarea-vertical-align="middle" draw:auto-grow-height="false" fo:min-height="1.245cm" fo:min-width="3.583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="Arrow" draw:marker-start-width="0.352cm" draw:marker-end="Arrow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985cm" fo:min-width="4.67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dddddd" draw:opacity="75%" draw:textarea-horizontal-align="justify" draw:textarea-vertical-align="middle" draw:auto-grow-height="false" fo:min-height="1.279cm" fo:min-width="3.617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dddddd" draw:opacity="75%" draw:textarea-horizontal-align="justify" draw:textarea-vertical-align="middle" draw:auto-grow-height="false" fo:min-height="1.279cm" fo:min-width="3.617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-color="#dddddd" draw:opacity="75%" draw:textarea-horizontal-align="justify" draw:textarea-vertical-align="middle" draw:auto-grow-height="false" fo:min-height="1.245cm" fo:min-width="3.583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4.292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245cm" fo:min-width="3.583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="Arrow" draw:marker-start-width="0.352cm" draw:marker-end="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75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651cm" svg:x="1.6cm" svg:y="5.99cm">
          <text:p text:style-name="P1">Mobile Us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draw:type="curve" svg:x1="6.045cm" svg:y1="6.816cm" svg:x2="8.839cm" svg:y2="6.945cm" draw:start-shape="id1" draw:start-glue-point="7" svg:d="M6045 6816c2484 0 1087 129 2794 129" svg:viewBox="0 0 2795 130">
          <text:p/>
        </draw:connector>
        <draw:connector draw:style-name="gr2" draw:text-style-name="P3" draw:layer="layout" draw:type="curve" svg:x1="5.745cm" svg:y1="7.115cm" svg:x2="8.539cm" svg:y2="7.244cm" draw:start-shape="id2" draw:start-glue-point="7" svg:d="M5745 7115c2484 0 1087 129 2794 129" svg:viewBox="0 0 2795 130">
          <text:p/>
        </draw:connector>
        <draw:connector draw:style-name="gr3" draw:text-style-name="P4" draw:layer="layout" draw:type="curve" svg:x1="10.279cm" svg:y1="10.918cm" svg:x2="11.362cm" svg:y2="7.477cm" draw:start-shape="id3" draw:start-glue-point="4" draw:end-shape="id4" draw:end-glue-point="6" svg:d="M10279 10918c0-2581 1083-861 1083-3441" svg:viewBox="0 0 1084 3442">
          <text:p/>
        </draw:connector>
        <draw:frame draw:style-name="gr4" draw:text-style-name="P5" draw:layer="layout" svg:width="8.892cm" svg:height="0.962cm" svg:x="0.871cm" svg:y="0.419cm">
          <draw:text-box>
            <text:p>System Architecture</text:p>
          </draw:text-box>
        </draw:frame>
        <draw:custom-shape draw:style-name="gr5" draw:text-style-name="P6" xml:id="id3" draw:id="id3" draw:layer="layout" svg:width="5.588cm" svg:height="2.413cm" svg:x="7.485cm" svg:y="10.918cm">
          <text:p text:style-name="P1">PostgreSQ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xml:id="id4" draw:id="id4" draw:layer="layout" svg:width="4.445cm" svg:height="1.651cm" svg:x="9.139cm" svg:y="5.826cm">
          <text:p text:style-name="P1">User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xml:id="id5" draw:id="id5" draw:layer="layout" svg:width="4.445cm" svg:height="1.651cm" svg:x="7.977cm" svg:y="15.404cm">
          <text:p text:style-name="P1">Peer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xml:id="id6" draw:id="id6" draw:layer="layout" svg:width="4.445cm" svg:height="1.651cm" svg:x="7.677cm" svg:y="15.704cm">
          <text:p text:style-name="P1">Peer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xml:id="id7" draw:id="id7" draw:layer="layout" svg:width="4.445cm" svg:height="1.651cm" svg:x="7.377cm" svg:y="16.004cm">
          <text:p text:style-name="P1">Peer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xml:id="id8" draw:id="id8" draw:layer="layout" svg:width="4.445cm" svg:height="1.651cm" svg:x="7.077cm" svg:y="16.304cm">
          <text:p text:style-name="P1">Peer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0.2cm" svg:y1="15.404cm" svg:x2="10.279cm" svg:y2="13.331cm" draw:start-shape="id5" draw:start-glue-point="4" draw:end-shape="id3" draw:end-glue-point="6" svg:d="M10200 15404c0-1555 79-519 79-2073" svg:viewBox="0 0 80 2074">
          <text:p/>
        </draw:connector>
        <draw:connector draw:style-name="gr3" draw:text-style-name="P4" draw:layer="layout" draw:type="curve" svg:x1="9.9cm" svg:y1="15.704cm" svg:x2="10.304cm" svg:y2="13.332cm" draw:start-shape="id6" draw:start-glue-point="4" svg:d="M9900 15704c0-2167 404-982 404-2372" svg:viewBox="0 0 405 2373">
          <text:p/>
        </draw:connector>
        <draw:connector draw:style-name="gr3" draw:text-style-name="P4" draw:layer="layout" draw:type="curve" svg:x1="9.6cm" svg:y1="16.004cm" svg:x2="10.304cm" svg:y2="13.332cm" draw:start-shape="id7" draw:start-glue-point="4" svg:d="M9600 16004c0-2392 704-1057 704-2672" svg:viewBox="0 0 705 2673">
          <text:p/>
        </draw:connector>
        <draw:connector draw:style-name="gr3" draw:text-style-name="P4" draw:layer="layout" draw:type="curve" svg:x1="9.3cm" svg:y1="16.304cm" svg:x2="10.304cm" svg:y2="13.332cm" draw:start-shape="id8" draw:start-glue-point="4" svg:d="M9300 16304c0-2617 1004-1132 1004-2972" svg:viewBox="0 0 1005 2973">
          <text:p/>
        </draw:connector>
        <draw:custom-shape draw:style-name="gr9" draw:text-style-name="P4" draw:layer="layout" svg:width="0.762cm" svg:height="4.826cm" svg:x="16.912cm" svg:y="13.7cm">
          <text:p/>
          <draw:enhanced-geometry svg:viewBox="0 0 21600 21600" draw:glue-points="0 0 0 21600 21600 10800" draw:text-areas="0 ?f9 7800 ?f10" draw:type="right-brace" draw:modifiers="1800 10784.33809819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5" draw:layer="layout" svg:width="2.686cm" svg:height="2.384cm" svg:x="17.491cm" svg:y="14.896cm">
          <draw:text-box>
            <text:p>Other</text:p>
            <text:p>Peer</text:p>
            <text:p>Servers</text:p>
          </draw:text-box>
        </draw:frame>
        <draw:connector draw:style-name="gr3" draw:text-style-name="P4" draw:layer="layout" draw:type="curve" svg:x1="10.279cm" svg:y1="10.918cm" svg:x2="11.062cm" svg:y2="7.768cm" draw:start-shape="id3" draw:start-glue-point="4" draw:end-shape="id9" draw:end-glue-point="6" svg:d="M10279 10918c0-2362 783-788 783-3150" svg:viewBox="0 0 784 3151">
          <text:p/>
        </draw:connector>
        <draw:custom-shape draw:style-name="gr1" draw:text-style-name="P2" xml:id="id9" draw:id="id9" draw:layer="layout" svg:width="4.445cm" svg:height="1.651cm" svg:x="8.839cm" svg:y="6.117cm">
          <text:p text:style-name="P1">User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0.279cm" svg:y1="10.918cm" svg:x2="10.762cm" svg:y2="8.068cm" draw:start-shape="id3" draw:start-glue-point="4" draw:end-shape="id10" draw:end-glue-point="6" svg:d="M10279 10918c0-2137 483-713 483-2850" svg:viewBox="0 0 484 2851">
          <text:p/>
        </draw:connector>
        <draw:custom-shape draw:style-name="gr1" draw:text-style-name="P2" xml:id="id10" draw:id="id10" draw:layer="layout" svg:width="4.445cm" svg:height="1.651cm" svg:x="8.539cm" svg:y="6.417cm">
          <text:p text:style-name="P1">User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curve" svg:x1="10.279cm" svg:y1="10.918cm" svg:x2="10.462cm" svg:y2="8.368cm" draw:start-shape="id3" draw:start-glue-point="4" draw:end-shape="id11" draw:end-glue-point="6" svg:d="M10279 10918c0-1912 183-638 183-2550" svg:viewBox="0 0 184 2551">
          <text:p/>
        </draw:connector>
        <draw:custom-shape draw:style-name="gr1" draw:text-style-name="P2" xml:id="id11" draw:id="id11" draw:layer="layout" svg:width="4.445cm" svg:height="1.651cm" svg:x="8.239cm" svg:y="6.717cm">
          <text:p text:style-name="P1">User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6" xml:id="id13" draw:id="id13" draw:layer="layout" svg:width="4.445cm" svg:height="1.651cm" svg:x="8.493cm" svg:y="3.032cm">
          <text:p text:style-name="P1">SPA 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12" draw:id="id12" draw:layer="layout" svg:width="4.445cm" svg:height="1.651cm" svg:x="16.145cm" svg:y="6.207cm">
          <text:p text:style-name="P1">Admin Ap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3" draw:layer="layout" draw:type="curve" svg:x1="18.368cm" svg:y1="6.207cm" svg:x2="12.938cm" svg:y2="3.858cm" draw:start-shape="id12" draw:start-glue-point="4" draw:end-shape="id13" draw:end-glue-point="7" svg:d="M18368 6207c0-1566-1810-2349-5430-2349" svg:viewBox="0 0 5431 2350">
          <text:p/>
        </draw:connector>
        <draw:connector draw:style-name="gr2" draw:text-style-name="P3" draw:layer="layout" draw:type="curve" svg:x1="13.584cm" svg:y1="6.652cm" svg:x2="16.207cm" svg:y2="6.969cm" draw:start-shape="id4" draw:start-glue-point="7" svg:d="M13584 6652c2356 0 1045 317 2623 317" svg:viewBox="0 0 2624 318">
          <text:p/>
        </draw:connector>
        <draw:connector draw:style-name="gr2" draw:text-style-name="P3" draw:layer="layout" draw:type="curve" svg:x1="12.422cm" svg:y1="16.23cm" svg:x2="16.08cm" svg:y2="15.471cm" draw:start-shape="id5" draw:start-glue-point="7" svg:d="M12422 16230c3132 0 1303-759 3658-759" svg:viewBox="0 0 3659 760">
          <text:p/>
        </draw:connector>
        <draw:connector draw:style-name="gr2" draw:text-style-name="P3" draw:layer="layout" draw:type="curve" svg:x1="12.122cm" svg:y1="16.535cm" svg:x2="16.074cm" svg:y2="16.127cm" svg:d="M12122 16535c2964 0 988-408 3952-408" svg:viewBox="0 0 3953 409">
          <text:p/>
        </draw:connector>
        <draw:connector draw:style-name="gr2" draw:text-style-name="P3" draw:layer="layout" draw:type="curve" svg:x1="11.822cm" svg:y1="16.84cm" svg:x2="16.074cm" svg:y2="16.816cm" svg:d="M11822 16840c3189 0 1063-24 4252-24" svg:viewBox="0 0 4253 25">
          <text:p/>
        </draw:connector>
        <draw:connector draw:style-name="gr2" draw:text-style-name="P3" draw:layer="layout" draw:type="curve" svg:x1="11.522cm" svg:y1="17.145cm" svg:x2="16.101cm" svg:y2="17.665cm" svg:d="M11522 17145c3435 0 1146 520 4579 520" svg:viewBox="0 0 4580 521">
          <text:p/>
        </draw:connector>
        <draw:custom-shape draw:style-name="gr1" draw:text-style-name="P2" xml:id="id2" draw:id="id2" draw:layer="layout" svg:width="4.445cm" svg:height="1.651cm" svg:x="1.3cm" svg:y="6.289cm">
          <text:p text:style-name="P1">Mobile Us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3" draw:layer="layout" draw:type="curve" svg:x1="3.523cm" svg:y1="6.289cm" svg:x2="8.493cm" svg:y2="3.858cm" draw:start-shape="id2" draw:start-glue-point="4" draw:end-shape="id13" draw:end-glue-point="5" svg:d="M3523 6289c0-1621 1656-2431 4970-2431" svg:viewBox="0 0 4971 2432">
          <text:p/>
        </draw:connector>
        <draw:connector draw:style-name="gr12" draw:text-style-name="P3" draw:layer="layout" draw:type="curve" svg:x1="3.823cm" svg:y1="5.99cm" svg:x2="8.493cm" svg:y2="3.858cm" draw:start-shape="id1" draw:start-glue-point="4" draw:end-shape="id13" draw:end-glue-point="5" svg:d="M3823 5990c0-1422 1556-2132 4670-2132" svg:viewBox="0 0 4671 2133">
          <text:p/>
        </draw:connector>
        <draw:custom-shape draw:style-name="gr1" draw:text-style-name="P2" xml:id="id14" draw:id="id14" draw:layer="layout" svg:width="4.445cm" svg:height="1.651cm" svg:x="1cm" svg:y="6.588cm">
          <text:p text:style-name="P1">Mobile Us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draw:type="curve" svg:x1="5.445cm" svg:y1="7.414cm" svg:x2="8.239cm" svg:y2="7.543cm" draw:start-shape="id14" draw:start-glue-point="7" draw:end-shape="id11" draw:end-glue-point="5" svg:d="M5445 7414c2095 0 699 129 2794 129" svg:viewBox="0 0 2795 130">
          <text:p/>
        </draw:connector>
        <draw:connector draw:style-name="gr12" draw:text-style-name="P3" draw:layer="layout" draw:type="curve" svg:x1="3.223cm" svg:y1="6.588cm" svg:x2="8.493cm" svg:y2="3.858cm" draw:start-shape="id14" draw:start-glue-point="4" draw:end-shape="id13" draw:end-glue-point="5" svg:d="M3223 6588c0-1820 1756-2730 5270-2730" svg:viewBox="0 0 5271 2731">
          <text:p/>
        </draw:connector>
        <draw:custom-shape draw:style-name="gr1" draw:text-style-name="P2" xml:id="id15" draw:id="id15" draw:layer="layout" svg:width="4.445cm" svg:height="1.651cm" svg:x="1cm" svg:y="9.388cm">
          <text:p text:style-name="P1">User Ag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draw:type="curve" svg:x1="5.445cm" svg:y1="10.214cm" svg:x2="8.239cm" svg:y2="7.544cm" draw:start-shape="id15" draw:start-glue-point="7" svg:d="M5445 10214c2484 0 1087-2670 2794-2670" svg:viewBox="0 0 2795 2671">
          <text:p/>
        </draw:connector>
        <draw:frame draw:style-name="gr10" draw:text-style-name="P5" draw:layer="layout" svg:width="3.393cm" svg:height="0.962cm" svg:x="13.228cm" svg:y="11.033cm">
          <draw:text-box>
            <text:p>1..n Us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6:50:28.141365287</meta:creation-date>
    <dc:date>2019-08-12T17:22:22.010029157</dc:date>
    <meta:editing-duration>PT10M8S</meta:editing-duration>
    <meta:editing-cycles>3</meta:editing-cycles>
    <meta:generator>LibreOffice/6.2.0.3$MacOSX_X86_64 LibreOffice_project/98c6a8a1c6c7b144ce3cc729e34964b47ce25d62</meta:generator>
    <meta:document-statistic meta:object-count="40"/>
  </office:meta>
</office:document-meta>
</file>